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master-page-name="Standard">
      <style:paragraph-properties style:page-number="auto"/>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GoBack"/><text:span text:style-name="T1">Mijjieh <text:s/>åvtehkem Vaegkie AS:se ohtsebe.</text:span></text:p>
      <text:p text:style-name="P1"/>
      <text:p text:style-name="Standard"><text:span text:style-name="T2">Vaegkie AS lij <text:s/>akte vïjhten jaepien guhkies nasjonaale prosjekte mij gohtje “Natrurarven som verdiskaper”. <text:s/>Desnie <text:s/>sijjiem buektiehtimh gusnie dam åarjel saemien kultuvrem jïh saemiej vuekieh Raarvihkesne jeatjebigujmie jeekimh. Daelie daate prosjekte nåhkeme jïh edtja kommersielle darjoe sjïdtedh. Dan gaavhtan darjemessijjie/ selskaape daelie åvtehken mietie ohtsede mij sæjhta daejnie barkine jåarhkedh. Mijjieh <text:s/>viehkiem akten raerieålmeste feeledimmiefaagesne vaalteme, jïh <text:s/>libie aktem soejkesjem öörneme gusnie bïevnesh åadtjah magkerh råajvarimmieh lea daerpies guktie daejnie barkojne læhkoestidh.</text:span></text:p>
      <text:p text:style-name="P2"/>
      <text:p text:style-name="Standard"><text:span text:style-name="T1">Dïedte jïh åejviebarkoeh:</text:span></text:p>
      <text:p text:style-name="Standard"><text:span text:style-name="T2">Dïhte åvtehke edtja evtiedimmiesoejkesjigujmie jïh maarhnasoejkesjinie barkedh. Daesnie maahta Vaegkie stuerebe sijjiem åadtjodh, jïh naemhtie nuepiem åtna barkoesijjieh öörnedh. Dïhte åvtehke sæjhta joekehth barkoeh utnedh, guesside dåastoejidh, doekeme jïh maarhnabuekteme. Lissine aaj dam aarkebiejjiedarjomem. </text:span></text:p>
      <text:p text:style-name="Standard"><text:span text:style-name="T2">Daate åvtehkebarkoe sæjhta 100% barkoe årrodh.</text:span></text:p>
      <text:p text:style-name="P2"/>
      <text:p text:style-name="P2"/>
      <text:p text:style-name="P2"/>
      <text:p text:style-name="Standard"><text:span text:style-name="T1">Vaajteles maahtoeh</text:span></text:p>
      <text:p text:style-name="Standard"><text:span text:style-name="T2">Mijjieh åvtehkem ohtsebe mij maahta almetji gujmie soptsestidh. Akte åvtehkem mij dååjrehts jallh feeledimmie -ööhpehtimmiem åtna. Tjoerh maehtedh vyöhkesadtedh.</text:span></text:p>
      <text:p text:style-name="Standard"><text:span text:style-name="T2">Barkoesijjie: Raarvihke</text:span></text:p>
      <text:p text:style-name="Standard"><text:span text:style-name="T2">Minngemes biejjien syökedh: Rahkan 21 biejjien åvtelen ts 14.00.</text:span></text:p>
      <text:p text:style-name="Standard"><text:span text:style-name="T2">Gåessie aelkedh: daan bïjre latjkebe.</text:span></text:p>
      <text:p text:style-name="P2"/>
      <text:p text:style-name="Standard"><text:span text:style-name="T2">Jis dov naan gyhtjelassh barkoen jallh selskaapen bïjre maahtah aktem daejstie bïeljelidh: Odd Mikkelsen Tel: 900 65755 jallh Algot Jåma Tel 970 92014</text:span></text:p>
      <text:p text:style-name="P2"/>
      <text:p text:style-name="Standard"><text:span text:style-name="T2">Seedth syökemem jïh CV:m e-påastine: jnas@online.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ma"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sma"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idi Persson Steinfjell</meta:initial-creator>
    <dc:creator>anne.gunn.mikkelsen</dc:creator>
    <meta:editing-cycles>2</meta:editing-cycles>
    <meta:creation-date>2014-11-10T12:13:00</meta:creation-date>
    <dc:date>2014-11-10T12:13:00</dc:date>
    <meta:editing-duration>PT1M</meta:editing-duration>
    <meta:generator>LibreOffice/6.4.6.2$Linux_X86_64 LibreOffice_project/40$Build-2</meta:generator>
    <meta:document-statistic meta:table-count="0" meta:image-count="0" meta:object-count="0" meta:page-count="1" meta:paragraph-count="12" meta:word-count="186" meta:character-count="1538" meta:non-whitespace-character-count="1357"/>
    <meta:user-defined meta:name="AppVersion">14.0000</meta:user-defined>
    <meta:user-defined meta:name="Company">IKT Indre Namdal IKS</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4A3A87" xlink:href=""/>
  </office:meta>
</office:document-meta>
</file>